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0000002F7EC20D165B4356C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6.087cm" svg:height="20.082cm" draw:z-index="0"><draw:image xlink:href="Pictures/1000000100000260000002F7EC20D165B4356CC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21:30:28.924236248</meta:creation-date>
    <dc:date>2024-07-30T21:30:37.153345513</dc:date>
    <meta:editing-duration>PT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